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4" style:family="table-cell" style:parent-style-name="Default" style:data-style-name="N124"/>
    <style:style style:name="ce15" style:family="table-cell" style:parent-style-name="Default" style:data-style-name="N2">
      <style:map style:condition="cell-content()&gt;3.9" style:apply-style-name="Bad" style:base-cell-address="'ADC Verification'.B15"/>
      <style:map style:condition="cell-content()&lt;=3.9" style:apply-style-name="Good" style:base-cell-address="'ADC Verification'.B15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ADC Verification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System Parameters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Unit Cap (pF)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bits (N)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da (V)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f (V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office:annotation draw:style-name="gr1" draw:text-style-name="P2" svg:width="82.18pt" svg:height="72.88pt" svg:x="159.79pt" svg:y="34.27pt" draw:caption-point-x="-17.29pt" draw:caption-point-y="42.8pt">
              <dc:date>2019-11-27T00:00:00</dc:date>
              <text:p text:style-name="P1">Update highlighted values for each test run to calculate ADC error</text:p>
            </office:annotation>
            <text:p>Test Case</text:p>
          </table:table-cell>
          <table:table-cell table:style-name="ce1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 (V)</text:p>
          </table:table-cell>
          <table:table-cell table:style-name="ce11"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cted output (dec)</text:p>
          </table:table-cell>
          <table:table-cell table:formula="of:=[.B8]*POWER(2;[.B3])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: 3ms</text:p>
          </table:table-cell>
          <table:table-cell office:value-type="string" calcext:value-type="string">
            <text:p>b6: 4ms</text:p>
          </table:table-cell>
          <table:table-cell office:value-type="string" calcext:value-type="string">
            <text:p>b5: 5ms</text:p>
          </table:table-cell>
          <table:table-cell office:value-type="string" calcext:value-type="string">
            <text:p>b4: 6ms</text:p>
          </table:table-cell>
          <table:table-cell office:value-type="string" calcext:value-type="string">
            <text:p>b3: 7ms</text:p>
          </table:table-cell>
          <table:table-cell office:value-type="string" calcext:value-type="string">
            <text:p>b2: 8ms</text:p>
          </table:table-cell>
          <table:table-cell office:value-type="string" calcext:value-type="string">
            <text:p>b1: 9 ms</text:p>
          </table:table-cell>
          <table:table-cell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Expected output (binary)</text:p>
          </table:table-cell>
          <table:table-cell table:style-name="ce2" table:formula="of:=DEC2BIN(FLOOR([.B9]);8)" office:value-type="string" office:string-value="01100110" calcext:value-type="string">
            <text:p>01100110</text:p>
          </table:table-cell>
          <table:table-cell table:style-name="ce2" table:formula="of:=MID([.$B$11];1;1)" office:value-type="string" office:string-value="0" calcext:value-type="string">
            <text:p>0</text:p>
          </table:table-cell>
          <table:table-cell table:style-name="ce2" table:formula="of:=MID([.$B$11];2;1)" office:value-type="string" office:string-value="1" calcext:value-type="string">
            <text:p>1</text:p>
          </table:table-cell>
          <table:table-cell table:style-name="ce2" table:formula="of:=MID([.$B$11];3;1)" office:value-type="string" office:string-value="1" calcext:value-type="string">
            <text:p>1</text:p>
          </table:table-cell>
          <table:table-cell table:style-name="ce2" table:formula="of:=MID([.$B$11];4;1)" office:value-type="string" office:string-value="0" calcext:value-type="string">
            <text:p>0</text:p>
          </table:table-cell>
          <table:table-cell table:style-name="ce2" table:formula="of:=MID([.$B$11];5;1)" office:value-type="string" office:string-value="0" calcext:value-type="string">
            <text:p>0</text:p>
          </table:table-cell>
          <table:table-cell table:style-name="ce2" table:formula="of:=MID([.$B$11];6;1)" office:value-type="string" office:string-value="1" calcext:value-type="string">
            <text:p>1</text:p>
          </table:table-cell>
          <table:table-cell table:style-name="ce2" table:formula="of:=MID([.$B$11];7;1)" office:value-type="string" office:string-value="1" calcext:value-type="string">
            <text:p>1</text:p>
          </table:table-cell>
          <table:table-cell table:style-name="ce7" table:formula="of:=MID([.$B$11];8;1)" office:value-type="string" office:string-value="0" calcext:value-type="string">
            <text:p>0</text:p>
          </table:table-cell>
        </table:table-row>
        <table:table-row table:style-name="ro1">
          <table:table-cell office:value-type="string" calcext:value-type="string">
            <text:p>Actual output (binary)</text:p>
          </table:table-cell>
          <table:table-cell table:style-name="ce13" office:value-type="string" calcext:value-type="string">
            <text:p>01100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ual output (dec)</text:p>
          </table:table-cell>
          <table:table-cell table:formula="of:=BIN2DEC([.B12])"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culated output voltage (V)</text:p>
          </table:table-cell>
          <table:table-cell table:style-name="ce4" table:formula="of:=[.B13]/POWER(2;[.B3])" office:value-type="float" office:value="0.3984375" calcext:value-type="float">
            <text:p>0.3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ror (mV)</text:p>
          </table:table-cell>
          <table:table-cell table:style-name="ce15" table:formula="of:=([.B8]-[.B14])*1000" office:value-type="float" office:value="1.56250000000002" calcext:value-type="float">
            <text:p>1.5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ransient Test</text:p>
          </table:table-cell>
          <table:table-cell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+ (V)</text:p>
          </table:table-cell>
          <table:table-cell table:formula="of:=[.B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7: 3ms</text:p>
          </table:table-cell>
          <table:table-cell table:style-name="ce2" office:value-type="string" calcext:value-type="string">
            <text:p>b6: 4ms</text:p>
          </table:table-cell>
          <table:table-cell table:style-name="ce2" office:value-type="string" calcext:value-type="string">
            <text:p>b5: 5ms</text:p>
          </table:table-cell>
          <table:table-cell table:style-name="ce2" office:value-type="string" calcext:value-type="string">
            <text:p>b4: 6ms</text:p>
          </table:table-cell>
          <table:table-cell table:style-name="ce2" office:value-type="string" calcext:value-type="string">
            <text:p>b3: 7ms</text:p>
          </table:table-cell>
          <table:table-cell table:style-name="ce2" office:value-type="string" calcext:value-type="string">
            <text:p>b2: 8ms</text:p>
          </table:table-cell>
          <table:table-cell table:style-name="ce2" office:value-type="string" calcext:value-type="string">
            <text:p>b1: 9 ms</text:p>
          </table:table-cell>
          <table:table-cell table:style-name="ce2" office:value-type="string" calcext:value-type="string">
            <text:p>b0: 10 ms</text:p>
          </table:table-cell>
        </table:table-row>
        <table:table-row table:style-name="ro1">
          <table:table-cell office:value-type="string" calcext:value-type="string">
            <text:p>B&lt;7:0&gt; (binary)</text:p>
          </table:table-cell>
          <table:table-cell table:style-name="ce2" table:formula="of:=COM.MICROSOFT.CONCAT([.C20:.J20])" office:value-type="string" office:string-value="00000000" calcext:value-type="string">
            <text:p>00000000</text:p>
          </table:table-cell>
          <table:table-cell table:number-columns-repeated="8" table:style-name="ce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 (dec)</text:p>
          </table:table-cell>
          <table:table-cell table:style-name="ce6" table:formula="of:=BIN2DEC([.B20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- (V)</text:p>
          </table:table-cell>
          <table:table-cell table:formula="of:=(1+[.B21]/POWER(2;[.B3]))*[.B5]-[.B8]"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</text:p>
          </table:table-cell>
          <table:table-cell table:style-name="ce2" table:formula="of:=IF([.B18]&gt;[.B22];&quot;HIGH&quot;;&quot;LOW&quot;)" office:value-type="string" office:string-value="HIGH" calcext:value-type="string">
            <text:p>HIGH</text:p>
          </table:table-cell>
          <table:table-cell office:value-type="string" calcext:value-type="string">
            <text:p>← if HIGH, SAR keeps bit set</text:p>
          </table:table-cell>
          <table:table-cell table:number-columns-repeated="7"/>
        </table:table-row>
        <calcext:conditional-formats>
          <calcext:conditional-format calcext:target-range-address="'ADC Verification'.B15:'ADC Verification'.B15">
            <calcext:condition calcext:apply-style-name="Bad" calcext:value="&gt;3.9" calcext:base-cell-address="'ADC Verification'.B15"/>
            <calcext:condition calcext:apply-style-name="Good" calcext:value="&lt;=3.9" calcext:base-cell-address="'ADC Verification'.B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2"/>
    </number:number-style>
    <number:number-style style:name="N127">
      <number:number number:decimal-places="3" loext:min-decimal-places="3" number:min-integer-digits="3"/>
    </number:number-style>
    <number:number-style style:name="N128">
      <number:number number:decimal-places="3" loext:min-decimal-places="3" number:min-integer-digits="4"/>
    </number:number-style>
    <number:number-style style:name="N129">
      <number:number number:decimal-places="3" loext:min-decimal-places="3" number:min-integer-digits="5"/>
    </number:number-style>
    <number:number-style style:name="N130">
      <number:number number:decimal-places="3" loext:min-decimal-places="3" number:min-integer-digits="6"/>
    </number:number-style>
    <number:number-style style:name="N131">
      <number:number number:decimal-places="3" loext:min-decimal-places="3" number:min-integer-digits="7"/>
    </number:number-style>
    <number:number-style style:name="N132">
      <number:number number:decimal-places="3" loext:min-decimal-places="3" number:min-integer-digits="8"/>
    </number:number-style>
    <number:number-style style:name="N133">
      <number:number number:decimal-places="3" loext:min-decimal-places="3" number:min-integer-digits="9"/>
    </number:number-style>
    <number:number-style style:name="N134">
      <number:number number:decimal-places="0" loext:min-decimal-places="0" number:min-integer-digits="8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00/00/0000</text:date>, <text:time style:data-style-name="N2" text:time-value="18:30:52.023976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0:30:37.509751075</meta:creation-date>
    <dc:date>2019-11-27T18:40:39.085875274</dc:date>
    <meta:editing-duration>PT19M46S</meta:editing-duration>
    <meta:editing-cycles>5</meta:editing-cycles>
    <meta:generator>LibreOffice/5.3.6.1$Linux_X86_64 LibreOffice_project/30$Build-1</meta:generator>
    <meta:document-statistic meta:table-count="1" meta:cell-count="71" meta:object-count="0"/>
  </office:meta>
</office:document-meta>
</file>